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fo:font-weight="bold" style:font-weight-asian="bold" style:font-weight-complex="bold"/>
    </style:style>
    <style:style style:name="P6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weight="bold" officeooo:rsid="00114626" officeooo:paragraph-rsid="0011462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33267" officeooo:paragraph-rsid="0013326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officeooo:rsid="00114626" officeooo:paragraph-rsid="00114626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14626" officeooo:paragraph-rsid="0011462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14626" officeooo:paragraph-rsid="00127b7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13326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47fce" officeooo:paragraph-rsid="00147fce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33267" officeooo:paragraph-rsid="0013326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27b7a" officeooo:paragraph-rsid="00127b7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weight="normal" officeooo:paragraph-rsid="0012dde2" style:font-weight-asian="normal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weight="normal" officeooo:rsid="0012dde2" officeooo:paragraph-rsid="0012dde2" style:font-weight-asian="normal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weight="normal" officeooo:rsid="00133267" officeooo:paragraph-rsid="00133267" style:font-weight-asian="normal" style:font-weight-complex="normal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0" style:family="paragraph" style:parent-style-name="Times14_5f_РИО2">
      <style:paragraph-properties fo:margin-left="0cm" fo:margin-right="0cm" fo:line-height="150%" fo:text-align="start" style:justify-single-word="false" fo:text-indent="0cm" style:auto-text-indent="false"/>
      <style:text-properties fo:color="#ff0000" fo:font-size="14pt" officeooo:paragraph-rsid="00147fce" style:font-size-asian="14pt" style:font-size-complex="14pt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color="#ff0000" fo:font-size="14pt" officeooo:paragraph-rsid="00147fce" style:font-size-asian="14pt" style:font-size-complex="14pt"/>
    </style:style>
    <style:style style:name="P3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T1" style:family="text">
      <style:text-properties fo:text-transform="uppercase" fo:font-weight="bold" style:font-weight-asian="bold" style:font-size-complex="14pt" style:font-weight-complex="bold"/>
    </style:style>
    <style:style style:name="T2" style:family="text">
      <style:text-properties fo:text-transform="uppercase" fo:font-weight="bold" officeooo:rsid="00147fce" style:font-weight-asian="bold" style:font-weight-complex="bold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fo:font-size="14pt" fo:font-weight="bold" style:font-size-asian="14pt" style:font-weight-asian="bold" style:font-size-complex="14pt" fo:background-color="#ffff00"/>
    </style:style>
    <style:style style:name="T5" style:family="text">
      <style:text-properties fo:text-transform="uppercase" fo:font-size="14pt" style:font-size-asian="14pt" style:font-size-complex="14pt" fo:background-color="#ffff00"/>
    </style:style>
    <style:style style:name="T6" style:family="text">
      <style:text-properties fo:text-transform="uppercase" style:font-size-complex="14pt"/>
    </style:style>
    <style:style style:name="T7" style:family="text">
      <style:text-properties fo:text-transform="uppercase" style:font-weight-complex="normal"/>
    </style:style>
    <style:style style:name="T8" style:family="text">
      <style:text-properties fo:text-transform="uppercase" officeooo:rsid="00147fce" style:font-weight-complex="normal"/>
    </style:style>
    <style:style style:name="T9" style:family="text">
      <style:text-properties fo:text-transform="uppercase" fo:color="#ff0000" fo:font-size="14pt" style:font-size-asian="14pt" style:font-size-complex="14pt" style:font-weight-complex="normal"/>
    </style:style>
    <style:style style:name="T10" style:family="text">
      <style:text-properties fo:text-transform="uppercase" fo:font-size="12pt" officeooo:rsid="00147fce" style:font-size-asian="12pt" style:font-size-complex="12pt" style:font-weight-complex="normal"/>
    </style:style>
    <style:style style:name="T11" style:family="text">
      <style:text-properties fo:text-transform="uppercase" fo:font-size="10pt" officeooo:rsid="00147fce" style:font-size-asian="10pt" style:font-size-complex="10pt" style:font-weight-complex="normal"/>
    </style:style>
    <style:style style:name="T12" style:family="text">
      <style:text-properties fo:text-transform="uppercase" fo:font-size="10pt" officeooo:rsid="00147fce" style:font-size-asian="10pt" style:font-size-complex="10pt"/>
    </style:style>
    <style:style style:name="T13" style:family="text">
      <style:text-properties fo:text-transform="uppercase" fo:font-size="10pt" fo:font-weight="bold" officeooo:rsid="00147fce" style:font-size-asian="10pt" style:font-weight-asian="bold" style:font-size-complex="10pt" style:font-weight-complex="bold"/>
    </style:style>
    <style:style style:name="T14" style:family="text">
      <style:text-properties fo:text-transform="uppercase" officeooo:rsid="00147fce"/>
    </style:style>
    <style:style style:name="T15" style:family="text">
      <style:text-properties fo:text-transform="uppercase" fo:color="#000000" fo:font-weight="bold" style:font-weight-asian="bold" style:font-size-complex="14pt" style:font-weight-complex="bold"/>
    </style:style>
    <style:style style:name="T16" style:family="text">
      <style:text-properties fo:text-transform="uppercase" fo:color="#000000" fo:font-weight="bold" officeooo:rsid="00147fce" style:font-weight-asian="bold" style:font-weight-complex="bold"/>
    </style:style>
    <style:style style:name="T17" style:family="text">
      <style:text-properties fo:text-transform="uppercase" fo:color="#000000" fo:font-size="10pt" fo:font-weight="bold" officeooo:rsid="00147fce" style:font-size-asian="10pt" style:font-weight-asian="bold" style:font-size-complex="10pt" style:font-weight-complex="bold"/>
    </style:style>
    <style:style style:name="T18" style:family="text">
      <style:text-properties fo:text-transform="uppercase" fo:color="#000000" fo:font-size="10pt" officeooo:rsid="00147fce" style:font-size-asian="10pt" style:font-size-complex="10pt"/>
    </style:style>
    <style:style style:name="T19" style:family="text">
      <style:text-properties fo:text-transform="uppercase" fo:color="#000000" officeooo:rsid="00147fce"/>
    </style:style>
    <style:style style:name="T20" style:family="text">
      <style:text-properties fo:font-size="14pt" style:font-size-asian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114626" style:font-size-asian="14pt" style:font-size-complex="14pt"/>
    </style:style>
    <style:style style:name="T23" style:family="text">
      <style:text-properties fo:font-size="14pt" officeooo:rsid="0012dde2" style:font-size-asian="14pt" style:font-size-complex="14pt"/>
    </style:style>
    <style:style style:name="T24" style:family="text">
      <style:text-properties fo:font-size="14pt" fo:font-weight="bold" style:font-size-asian="14pt" style:font-weight-asian="bold" style:font-size-complex="14pt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ff0000" fo:font-size="14pt" fo:font-weight="bold" style:font-size-asian="14pt" style:font-weight-asian="bold" style:font-size-complex="14pt"/>
    </style:style>
    <style:style style:name="T27" style:family="text">
      <style:text-properties fo:color="#ff0000" fo:font-size="14pt" fo:font-weight="bold" officeooo:rsid="00114626" style:font-size-asian="14pt" style:font-weight-asian="bold" style:font-size-complex="14pt"/>
    </style:style>
    <style:style style:name="T28" style:family="text">
      <style:text-properties fo:color="#ff0000" fo:font-size="14pt" fo:font-weight="bold" officeooo:rsid="0012dde2" style:font-size-asian="14pt" style:font-weight-asian="bold" style:font-size-complex="14pt"/>
    </style:style>
    <style:style style:name="T29" style:family="text">
      <style:text-properties fo:color="#ff0000" fo:font-size="14pt" style:font-size-asian="14pt" style:font-size-complex="14pt"/>
    </style:style>
    <style:style style:name="T30" style:family="text">
      <style:text-properties fo:color="#ff0000" fo:font-size="14pt" officeooo:rsid="00114626" style:font-size-asian="14pt" style:font-size-complex="14pt"/>
    </style:style>
    <style:style style:name="T31" style:family="text">
      <style:text-properties fo:color="#ff0000" fo:font-size="14pt" officeooo:rsid="0012dde2" style:font-size-asian="14pt" style:font-size-complex="14pt"/>
    </style:style>
    <style:style style:name="T32" style:family="text">
      <style:text-properties fo:color="#000000" fo:font-size="14pt" fo:font-weight="bold" style:font-size-asian="14pt" style:font-weight-asian="bold" style:font-size-complex="14pt"/>
    </style:style>
    <style:style style:name="T33" style:family="text">
      <style:text-properties fo:color="#000000" fo:font-size="14pt" style:font-size-asian="14pt" style:font-size-complex="14pt"/>
    </style:style>
    <style:style style:name="T34" style:family="text">
      <style:text-properties fo:font-variant="normal" fo:text-transform="none" fo:font-size="14pt" style:font-size-asian="14pt" style:font-size-complex="14pt"/>
    </style:style>
    <style:style style:name="T35" style:family="text">
      <style:text-properties fo:font-variant="normal" fo:text-transform="none"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font-size="14pt" fo:font-weight="bold" officeooo:rsid="00114626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font-size="14pt" fo:letter-spacing="normal" style:font-size-asian="14pt" style:font-size-complex="14pt"/>
    </style:style>
    <style:style style:name="T38" style:family="text">
      <style:text-properties fo:font-variant="normal" fo:text-transform="none" fo:color="#ff0000" fo:font-size="14pt" officeooo:rsid="00114626" style:font-size-asian="14pt" style:font-size-complex="14pt"/>
    </style:style>
    <style:style style:name="T39" style:family="text">
      <style:text-properties fo:font-variant="normal" fo:text-transform="none" fo:color="#ff0000" fo:font-size="14pt" fo:font-weight="bold" officeooo:rsid="00114626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222222" fo:font-size="14pt" fo:letter-spacing="normal" style:font-size-asian="14pt" style:font-size-complex="14pt"/>
    </style:style>
    <style:style style:name="T41" style:family="text">
      <style:text-properties fo:font-variant="normal" fo:text-transform="none" fo:color="#222222" style:font-name="sans-serif" fo:font-size="10.5pt" fo:letter-spacing="normal" fo:font-style="normal" style:font-size-asian="14pt" style:font-size-complex="14pt"/>
    </style:style>
    <style:style style:name="T42" style:family="text">
      <style:text-properties fo:font-variant="normal" fo:text-transform="none" fo:color="#222222" style:font-name="sans-serif" fo:font-size="10.5pt" fo:letter-spacing="normal" fo:font-style="normal" fo:font-weight="bold" style:font-size-asian="14pt" style:font-size-complex="14pt"/>
    </style:style>
    <style:style style:name="T43" style:family="text">
      <style:text-properties fo:font-variant="normal" fo:text-transform="none" fo:color="#222222" style:font-name="sans-serif" fo:font-size="10.5pt" fo:letter-spacing="normal" fo:font-style="normal" fo:font-weight="normal" style:font-size-asian="14pt" style:font-size-complex="14pt"/>
    </style:style>
    <style:style style:name="T44" style:family="text">
      <style:text-properties fo:font-variant="normal" fo:text-transform="none" style:font-name="sans-serif" fo:font-size="10.5pt" fo:letter-spacing="normal" fo:font-style="normal" style:font-size-asian="14pt" style:font-size-complex="14pt"/>
    </style:style>
    <style:style style:name="T45" style:family="text">
      <style:text-properties fo:font-variant="normal" fo:text-transform="none" fo:color="#000000"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fo:font-size="14pt" fo:font-weight="bold" officeooo:rsid="00114626" style:font-size-asian="14pt" style:font-weight-asian="bold" style:font-size-complex="14pt" style:font-weight-complex="bold"/>
    </style:style>
    <style:style style:name="T47" style:family="text">
      <style:text-properties officeooo:rsid="00114626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127b7a"/>
    </style:style>
    <style:style style:name="T50" style:family="text">
      <style:text-properties officeooo:rsid="001332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5"><text:span text:style-name="T21">Кафедра <text:s text:c="4"/></text:span><text:span text:style-name="T22">МОЭВМ</text:span></text:p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29"><text:span text:style-name="Название_20_книги"><text:span text:style-name="T15">отчет</text:span></text:span></text:p>
      <text:p text:style-name="P5"><text:span text:style-name="T21">по лабораторной работе №</text:span><text:span text:style-name="T22">1</text:span></text:p>
      <text:p text:style-name="P5"><text:span text:style-name="T21">по дисциплине «</text:span><text:span text:style-name="T22">Алгоритмы и структуры данных</text:span><text:span text:style-name="T21">»</text:span></text:p>
      <text:p text:style-name="P2"><text:span text:style-name="Название_20_книги"><text:span text:style-name="T45">Тема: </text:span></text:span><text:span text:style-name="Название_20_книги"><text:span text:style-name="T46">Рекурсия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21">Студент гр. </text:span><text:span text:style-name="T22">7381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9">Габов Е. С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9">Фирсов М. А.</text:p>
          </table:table-cell>
        </table:table-row>
      </table:table>
      <text:p text:style-name="P7"/>
      <text:p text:style-name="P7"/>
      <text:p text:style-name="P7">Санкт-Петербург</text:p>
      <text:p text:style-name="P7">201<text:span text:style-name="T47">8</text:span></text:p>
      <text:p text:style-name="P10"><text:span text:style-name="T21">Цель работы.</text:span></text:p>
      <text:p text:style-name="P17">Ознакомиться с основными методами использования рекурсии и написать программу с использованием рекурсии. </text:p>
      <text:p text:style-name="P19"/>
      <text:p text:style-name="P13">Основные теоретические положения.</text:p>
      <text:p text:style-name="P24"><text:span text:style-name="T44">Реку́рсия</text:span><text:span text:style-name="T37"> — </text:span><text:span text:style-name="T44">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</text:span></text:p>
      <text:p text:style-name="P19"/>
      <text:p text:style-name="P16">Ход работы: </text:p>
      <text:p text:style-name="P17">В лабораторной работе требуется написать рекурсивную функцию заданного вида : <text:s/></text:p>
      <text:p text:style-name="P17">f(n) = 1 , если n = 1</text:p>
      <text:p text:style-name="P18">f(n) = sum ( f(n div i)) , <text:span text:style-name="T49">где функция sum — функция суммы , а i изменяется в пределах от 2 до n;</text:span></text:p>
      <text:p text:style-name="P18"><text:span text:style-name="T49">В работе используется язык программировая C++;</text:span> <text:s/></text:p>
      <text:p text:style-name="P22">исходный код: файл recursion.cpp</text:p>
      <text:p text:style-name="P23">Создается функция func() , которая выполняет поставленную перед нами задачу; в программе присутсвует глобальная переменная deep , которая указывает на глубину рекурсии; с её помощью на экран выводиться наглядный вызов каждой функции с отступами (чем правее тем глубже степень рекурсии)</text:p>
      <text:p text:style-name="P25"><text:span text:style-name="T23">В программе присутсвуют функции для работы с файлами , чтобы сохранять выполнения программы(для того чтобы воспользоваться этими функциями подключена библиотека fstream). </text:span></text:p>
      <text:p text:style-name="P26"><text:span text:style-name="T21">В функции main() используется цикл while для того чтобы можно было тестировать сразу несколько значений; программа завершается если встретился конец файла(тестирование происходит из файла) или если пользователь ввел значение 0 (тестирование производиться в консоле)</text:span></text:p>
      <text:p text:style-name="P27"><text:span text:style-name="T21"><text:tab/>Файл компиляции и запуска программы из файла на тестирование — compile_and_run:</text:span></text:p>
      <text:p text:style-name="P27"><text:span text:style-name="T21"><text:tab/>Компилирует программу лежащую в папке Sourse и запускает её подавая данные на вход программы из файла: test.txt</text:span></text:p>
      <text:p text:style-name="P22">Файл содержащий результат выполнения программы: results_of_program:</text:p>
      <text:p text:style-name="P22"><text:soft-page-break/>Содержит результат выполнения программы; очищается после каждого нового вызова программы.</text:p>
      <text:p text:style-name="P22"/>
      <text:p text:style-name="P14">Тестирование программы:</text:p>
      <text:p text:style-name="P20"><text:span text:style-name="T50">В условие задачи сказано протестировать программу на значения от 15 до 30 (включительно) ; на данных меньше &lt; 0 программа выводит на экран сообщение об ошибке и просит пользователя ввести другое значение. На значениях чисел с плавающей точкой происходит отбрасывание дробной части и программа выполняет как с обычным целочисленным значением; на значения типа char или string программа завершает свое выполнения. При выходе за границы значения int программа завершает свою работу без ошибки;</text:span></text:p>
      <text:p text:style-name="P19"/>
      <text:p text:style-name="P13">Выводы.</text:p>
      <text:p text:style-name="P21">В ходе выполнения лабораторной работы полученны знания по теме «рекурсия» и закрепленны знания синтаксиса языка С++; </text:p>
      <text:p text:style-name="P13"><text:bookmark text:name="_GoBack"/></text:p>
      <text:p text:style-name="P15"/>
      <text:p text:style-name="P31"><text:span text:style-name="Название_20_книги"><text:span text:style-name="T16">Исходный код:</text:span></text:span></text:p>
      <text:p text:style-name="P30"><text:span text:style-name="Название_20_книги"><text:span text:style-name="T17">#include &lt;iostream&gt;</text:span></text:span></text:p>
      <text:p text:style-name="P30"><text:span text:style-name="Название_20_книги"><text:span text:style-name="T17">#include &lt;fstream&gt;</text:span></text:span></text:p>
      <text:p text:style-name="P30"><text:span text:style-name="Название_20_книги"><text:span text:style-name="T16"/></text:span></text:p>
      <text:p text:style-name="P30"><text:span text:style-name="Название_20_книги"><text:span text:style-name="T17">using namespace std;</text:span></text:span></text:p>
      <text:p text:style-name="P30"><text:span text:style-name="Название_20_книги"><text:span text:style-name="T17"/></text:span></text:p>
      <text:p text:style-name="P30"><text:span text:style-name="Название_20_книги"><text:span text:style-name="T17">#define intermediate_result</text:span></text:span></text:p>
      <text:p text:style-name="P30"><text:span text:style-name="Название_20_книги"><text:span text:style-name="T17">int deep_of_recursion = 0; <text:s/>//глобальная переменная</text:span></text:span></text:p>
      <text:p text:style-name="P30"><text:span text:style-name="Название_20_книги"><text:span text:style-name="T17">ofstream save_file; <text:s text:c="8"/>//</text:span></text:span></text:p>
      <text:p text:style-name="P30"><text:span text:style-name="Название_20_книги"><text:span text:style-name="T17"/></text:span></text:p>
      <text:p text:style-name="P30"><text:span text:style-name="Название_20_книги"><text:span text:style-name="T17">int func(int argument_of_function){</text:span></text:span></text:p>
      <text:p text:style-name="P30"><text:span text:style-name="Название_20_книги"><text:span text:style-name="T17"><text:s text:c="2"/>#ifdef intermediate_result // вывод промежуточных результатов</text:span></text:span></text:p>
      <text:p text:style-name="P30"><text:span text:style-name="Название_20_книги"><text:span text:style-name="T17"><text:s text:c="2"/>for(int i = 0 ; i &lt;= deep_of_recursion; i++) <text:s/>//генерация нужного числа отступов для вывода на экран</text:span></text:span></text:p>
      <text:p text:style-name="P30"><text:span text:style-name="Название_20_книги"><text:span text:style-name="T17"><text:s text:c="4"/>cout &lt;&lt; " <text:s text:c="3"/>"; <text:s text:c="29"/>//</text:span></text:span></text:p>
      <text:p text:style-name="P30"><text:span text:style-name="Название_20_книги"><text:span text:style-name="T17"><text:s text:c="2"/>cout &lt;&lt; "function for " &lt;&lt; argument_of_function;</text:span></text:span></text:p>
      <text:p text:style-name="P30"><text:span text:style-name="Название_20_книги"><text:span text:style-name="T17"><text:s text:c="2"/>for(int i = 0 ; i &lt;= deep_of_recursion; i++) <text:s/>//генерация нужного числа отступов для ввода в файл</text:span></text:span></text:p>
      <text:p text:style-name="P30"><text:span text:style-name="Название_20_книги"><text:span text:style-name="T17"><text:s text:c="4"/>save_file &lt;&lt; " <text:s text:c="3"/>"; <text:s text:c="29"/>//</text:span></text:span></text:p>
      <text:p text:style-name="P30"><text:span text:style-name="Название_20_книги"><text:span text:style-name="T17"><text:s text:c="2"/>save_file &lt;&lt; "function for " &lt;&lt; argument_of_function;</text:span></text:span></text:p>
      <text:p text:style-name="P30"><text:span text:style-name="Название_20_книги"><text:span text:style-name="T17"><text:s text:c="2"/>cout &lt;&lt; endl;</text:span></text:span></text:p>
      <text:p text:style-name="P30"><text:span text:style-name="Название_20_книги"><text:span text:style-name="T17"><text:s text:c="2"/>save_file &lt;&lt; endl;</text:span></text:span></text:p>
      <text:p text:style-name="P30"><text:span text:style-name="Название_20_книги"><text:span text:style-name="T17"><text:s text:c="2"/>#endif</text:span></text:span></text:p>
      <text:p text:style-name="P30"><text:span text:style-name="Название_20_книги"><text:span text:style-name="T17"/></text:span></text:p>
      <text:p text:style-name="P30"><text:span text:style-name="Название_20_книги"><text:span text:style-name="T17"><text:s text:c="2"/>if(argument_of_function == 1){ <text:s/>//</text:span></text:span></text:p>
      <text:p text:style-name="P30"><text:span text:style-name="Название_20_книги"><text:span text:style-name="T17"><text:s text:c="4"/>if(deep_of_recursion - 1) <text:s text:c="4"/>// <text:s/>если аргумент функции единица =&gt; </text:span></text:span></text:p>
      <text:p text:style-name="P30"><text:span text:style-name="Название_20_книги"><text:span text:style-name="T17"><text:s text:c="6"/>deep_of_recursion--; <text:s text:c="7"/>// <text:s/>глубина рекурсии уменьшается</text:span></text:span></text:p>
      <text:p text:style-name="P30"><text:span text:style-name="Название_20_книги"><text:span text:style-name="T17"><text:s text:c="4"/>return 1; <text:s text:c="20"/>// <text:s/>если не единица =&gt; увеличивается</text:span></text:span></text:p>
      <text:p text:style-name="P30"><text:span text:style-name="Название_20_книги"><text:span text:style-name="T17"><text:s text:c="2"/>} <text:s text:c="30"/>//</text:span></text:span></text:p>
      <text:p text:style-name="P30"><text:span text:style-name="Название_20_книги"><text:span text:style-name="T17"><text:s text:c="2"/>deep_of_recursion++; <text:s text:c="11"/>// </text:span></text:span></text:p>
      <text:p text:style-name="P30"><text:span text:style-name="Название_20_книги"><text:span text:style-name="T17"><text:s text:c="2"/>if(!argument_of_function)</text:span></text:span></text:p>
      <text:p text:style-name="P30"><text:span text:style-name="Название_20_книги"><text:span text:style-name="T17"><text:s text:c="4"/>return 0;</text:span></text:span></text:p>
      <text:p text:style-name="P30"><text:span text:style-name="Название_20_книги"><text:span text:style-name="T17"><text:s text:c="2"/>int result = 0;</text:span></text:span></text:p>
      <text:p text:style-name="P30"><text:span text:style-name="Название_20_книги"><text:span text:style-name="T17"><text:s text:c="2"/>for(int result;</text:span></text:span></text:p>
      <text:p text:style-name="P30"><text:span text:style-name="Название_20_книги"><text:span text:style-name="T17">}</text:span></text:span></text:p>
      <text:p text:style-name="P30"><text:span text:style-name="Название_20_книги"><text:span text:style-name="T17"/></text:span></text:p>
      <text:p text:style-name="P30"><text:span text:style-name="Название_20_книги"><text:span text:style-name="T17">int main(){</text:span></text:span></text:p>
      <text:p text:style-name="P30"><text:span text:style-name="Название_20_книги"><text:span text:style-name="T17"><text:s text:c="2"/>save_file.open("Tests//result_of_program.txt" , ios::out); //ios::app для записи в конец файла</text:span></text:span></text:p>
      <text:p text:style-name="P30"><text:span text:style-name="Название_20_книги"><text:span text:style-name="T17"/></text:span></text:p>
      <text:p text:style-name="P30"><text:span text:style-name="Название_20_книги"><text:span text:style-name="T17"><text:s text:c="2"/>string for_beauty = "***************************************************************************************************************";</text:span></text:span></text:p>
      <text:p text:style-name="P30"><text:soft-page-break/><text:span text:style-name="Название_20_книги"><text:span text:style-name="T17"><text:s text:c="2"/>cout &lt;&lt; for_beauty &lt;&lt; endl &lt;&lt; for_beauty &lt;&lt; endl</text:span></text:span></text:p>
      <text:p text:style-name="P30"><text:span text:style-name="Название_20_книги"><text:span text:style-name="T17"><text:s text:c="7"/>&lt;&lt; "программа по вычислению функции:" &lt;&lt; endl &lt;&lt; "f(n) = 1 , если n = 1"</text:span></text:span></text:p>
      <text:p text:style-name="P30"><text:span text:style-name="Название_20_книги"><text:span text:style-name="T17"><text:s text:c="7"/>&lt;&lt; endl &lt;&lt; "f(n) = sum(f(n div i)) , при n &gt;=2 , где i изменяется от 2 до n , sum() - функция суммы" &lt;&lt; endl</text:span></text:span></text:p>
      <text:p text:style-name="P30"><text:span text:style-name="Название_20_книги"><text:span text:style-name="T17"><text:s text:c="7"/>&lt;&lt; "введите агрумент функции: ";</text:span></text:span></text:p>
      <text:p text:style-name="P30"><text:span text:style-name="Название_20_книги"><text:span text:style-name="T17"/></text:span></text:p>
      <text:p text:style-name="P30"><text:span text:style-name="Название_20_книги"><text:span text:style-name="T17"><text:s text:c="2"/>int argument_of_function = 1;</text:span></text:span></text:p>
      <text:p text:style-name="P30"><text:span text:style-name="Название_20_книги"><text:span text:style-name="T17"><text:s text:c="2"/>while(cin &gt;&gt; argument_of_function){ //возможность для поступления нескольких тестов сразу</text:span></text:span></text:p>
      <text:p text:style-name="P30"><text:span text:style-name="Название_20_книги"><text:span text:style-name="T17"><text:s text:c="4"/>if(!argument_of_function)</text:span></text:span></text:p>
      <text:p text:style-name="P30"><text:span text:style-name="Название_20_книги"><text:span text:style-name="T17"><text:s text:c="6"/>return 0;</text:span></text:span></text:p>
      <text:p text:style-name="P30"><text:span text:style-name="Название_20_книги"><text:span text:style-name="T17"><text:s text:c="4"/>if(argument_of_function &lt; 0){</text:span></text:span></text:p>
      <text:p text:style-name="P30"><text:span text:style-name="Название_20_книги"><text:span text:style-name="T17"><text:s text:c="6"/>cout &lt;&lt; "на вход поступают целые ПОЛОЖИТЕЛЬНЫЕ числа" &lt;&lt; endl &lt;&lt; "введите следующее число: ";</text:span></text:span></text:p>
      <text:p text:style-name="P30"><text:span text:style-name="Название_20_книги"><text:span text:style-name="T17"><text:s text:c="6"/>continue;</text:span></text:span></text:p>
      <text:p text:style-name="P30"><text:span text:style-name="Название_20_книги"><text:span text:style-name="T17"><text:s text:c="4"/>}</text:span></text:span></text:p>
      <text:p text:style-name="P30"><text:span text:style-name="Название_20_книги"><text:span text:style-name="T17"><text:s text:c="4"/>cout &lt;&lt; func(argument_of_function) &lt;&lt; " - result" &lt;&lt; endl &lt;&lt; for_beauty &lt;&lt; endl &lt;&lt; for_beauty &lt;&lt; endl</text:span></text:span></text:p>
      <text:p text:style-name="P30"><text:span text:style-name="Название_20_книги"><text:span text:style-name="T17">&lt;&lt; "для завершения программы введите 0 , если ввод происходит из файла программа завершиться автоматически" &lt;&lt; endl;</text:span></text:span></text:p>
      <text:p text:style-name="P30"><text:span text:style-name="Название_20_книги"><text:span text:style-name="T17"><text:s text:c="4"/>save_file &lt;&lt; for_beauty &lt;&lt; endl;</text:span></text:span></text:p>
      <text:p text:style-name="P30"><text:span text:style-name="Название_20_книги"><text:span text:style-name="T17"><text:s text:c="2"/>}</text:span></text:span></text:p>
      <text:p text:style-name="P30"><text:span text:style-name="Название_20_книги"><text:span text:style-name="T17"/></text:span></text:p>
      <text:p text:style-name="P30"><text:span text:style-name="Название_20_книги"><text:span text:style-name="T17"><text:s text:c="2"/>save_file.close();</text:span></text:span></text:p>
      <text:p text:style-name="P30"><text:span text:style-name="Название_20_книги"><text:span text:style-name="T17"><text:s text:c="2"/>return 0;</text:span></text:span></text:p>
      <text:p text:style-name="P30"><text:span text:style-name="Название_20_книги"><text:span text:style-name="T17">}i = 2; i &lt;= argument_of_function; i++){</text:span></text:span></text:p>
      <text:p text:style-name="P30"><text:span text:style-name="Название_20_книги"><text:span text:style-name="T17"><text:s text:c="4"/>result+= func(argument_of_function/i);</text:span></text:span></text:p>
      <text:p text:style-name="P30"><text:span text:style-name="Название_20_книги"><text:span text:style-name="T17"><text:s text:c="2"/>}</text:span></text:span></text:p>
      <text:p text:style-name="P30"><text:span text:style-name="Название_20_книги"><text:span text:style-name="T17"><text:s text:c="2"/>return result;</text:span></text:span></text:p>
      <text:p text:style-name="P30"><text:span text:style-name="Название_20_книги"><text:span text:style-name="T17">}</text:span></text:span></text:p>
      <text:p text:style-name="P30"><text:span text:style-name="Название_20_книги"><text:span text:style-name="T17"/></text:span></text:p>
      <text:p text:style-name="P30"><text:span text:style-name="Название_20_книги"><text:span text:style-name="T17">int main(){</text:span></text:span></text:p>
      <text:p text:style-name="P30"><text:span text:style-name="Название_20_книги"><text:span text:style-name="T17"><text:s text:c="2"/>save_file.open("Tests//result_of_program.txt" , ios::out); //ios::app для записи в конец файла</text:span></text:span></text:p>
      <text:p text:style-name="P30"><text:span text:style-name="Название_20_книги"><text:span text:style-name="T17"/></text:span></text:p>
      <text:p text:style-name="P30"><text:span text:style-name="Название_20_книги"><text:span text:style-name="T17"><text:s text:c="2"/>string for_beauty = "***************************************************************************************************************";</text:span></text:span></text:p>
      <text:p text:style-name="P30"><text:span text:style-name="Название_20_книги"><text:span text:style-name="T17"><text:s text:c="2"/>cout &lt;&lt; for_beauty &lt;&lt; endl &lt;&lt; for_beauty &lt;&lt; endl</text:span></text:span></text:p>
      <text:p text:style-name="P30"><text:span text:style-name="Название_20_книги"><text:span text:style-name="T17"><text:s text:c="7"/>&lt;&lt; "программа по вычислению функции:" &lt;&lt; endl &lt;&lt; "f(n) = 1 , если n = 1"</text:span></text:span></text:p>
      <text:p text:style-name="P30"><text:span text:style-name="Название_20_книги"><text:span text:style-name="T17"><text:s text:c="7"/>&lt;&lt; endl &lt;&lt; "f(n) = sum(f(n div i)) , при n &gt;=2 , где i изменяется от 2 до n , sum() - функция суммы" &lt;&lt; endl</text:span></text:span></text:p>
      <text:p text:style-name="P30"><text:span text:style-name="Название_20_книги"><text:span text:style-name="T17"><text:s text:c="7"/>&lt;&lt; "введите агрумент функции: ";</text:span></text:span></text:p>
      <text:p text:style-name="P30"><text:span text:style-name="Название_20_книги"><text:span text:style-name="T17"/></text:span></text:p>
      <text:p text:style-name="P30"><text:soft-page-break/><text:span text:style-name="Название_20_книги"><text:span text:style-name="T17"><text:s text:c="2"/>int argument_of_function = 1;</text:span></text:span></text:p>
      <text:p text:style-name="P30"><text:span text:style-name="Название_20_книги"><text:span text:style-name="T17"><text:s text:c="2"/>while(cin &gt;&gt; argument_of_function){ //возможность для поступления нескольких тестов сразу</text:span></text:span></text:p>
      <text:p text:style-name="P30"><text:span text:style-name="Название_20_книги"><text:span text:style-name="T17"><text:s text:c="4"/>if(!argument_of_function)</text:span></text:span></text:p>
      <text:p text:style-name="P30"><text:span text:style-name="Название_20_книги"><text:span text:style-name="T17"><text:s text:c="6"/>return 0;</text:span></text:span></text:p>
      <text:p text:style-name="P30"><text:span text:style-name="Название_20_книги"><text:span text:style-name="T17"><text:s text:c="4"/>if(argument_of_function &lt; 0){</text:span></text:span></text:p>
      <text:p text:style-name="P30"><text:span text:style-name="Название_20_книги"><text:span text:style-name="T17"><text:s text:c="6"/>cout &lt;&lt; "на вход поступают целые ПОЛОЖИТЕЛЬНЫЕ числа" &lt;&lt; endl &lt;&lt; "введите следующее число: ";</text:span></text:span></text:p>
      <text:p text:style-name="P30"><text:span text:style-name="Название_20_книги"><text:span text:style-name="T17"><text:s text:c="6"/>continue;</text:span></text:span></text:p>
      <text:p text:style-name="P30"><text:span text:style-name="Название_20_книги"><text:span text:style-name="T17"><text:s text:c="4"/>}</text:span></text:span></text:p>
      <text:p text:style-name="P30"><text:span text:style-name="Название_20_книги"><text:span text:style-name="T17"><text:s text:c="4"/>cout &lt;&lt; func(argument_of_function) &lt;&lt; " - result" &lt;&lt; endl &lt;&lt; for_beauty &lt;&lt; endl &lt;&lt; for_beauty &lt;&lt; endl</text:span></text:span></text:p>
      <text:p text:style-name="P30"><text:span text:style-name="Название_20_книги"><text:span text:style-name="T17">&lt;&lt; "для завершения программы введите 0 , если ввод происходит из файла программа завершиться автоматически" &lt;&lt; endl;</text:span></text:span></text:p>
      <text:p text:style-name="P30"><text:span text:style-name="Название_20_книги"><text:span text:style-name="T17"><text:s text:c="4"/>save_file &lt;&lt; for_beauty &lt;&lt; endl;</text:span></text:span></text:p>
      <text:p text:style-name="P30"><text:span text:style-name="Название_20_книги"><text:span text:style-name="T17"><text:s text:c="2"/>}</text:span></text:span></text:p>
      <text:p text:style-name="P30"><text:span text:style-name="Название_20_книги"><text:span text:style-name="T17"/></text:span></text:p>
      <text:p text:style-name="P30"><text:span text:style-name="Название_20_книги"><text:span text:style-name="T17"><text:s text:c="2"/>save_file.close();</text:span></text:span></text:p>
      <text:p text:style-name="P30"><text:span text:style-name="Название_20_книги"><text:span text:style-name="T17"><text:s text:c="2"/>return 0;</text:span></text:span></text:p>
      <text:p text:style-name="P30"><text:span text:style-name="Название_20_книги"><text:span text:style-name="T17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18-09-08T19:46:31.899836646</dc:date>
    <meta:print-date>2015-07-17T12:06:00</meta:print-date>
    <meta:editing-cycles>4</meta:editing-cycles>
    <meta:editing-duration>PT11M13S</meta:editing-duration>
    <meta:document-statistic meta:table-count="1" meta:image-count="0" meta:object-count="0" meta:page-count="6" meta:paragraph-count="115" meta:word-count="812" meta:character-count="6119" meta:non-whitespace-character-count="5035"/>
    <meta:generator>LibreOffice/6.0.3.2$Linux_X86_64 LibreOffice_project/00m0$Build-2</meta:generator>
  </office:meta>
</office:document-meta>
</file>